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383cm" fo:margin-left="0.134cm" fo:margin-right="0.182cm" table:align="margins" style:writing-mode="lr-tb"/>
    </style:style>
    <style:style style:name="Tabelle1.A" style:family="table-column">
      <style:table-column-properties style:column-width="1.799cm" style:rel-column-width="6782*"/>
    </style:style>
    <style:style style:name="Tabelle1.B" style:family="table-column">
      <style:table-column-properties style:column-width="2.461cm" style:rel-column-width="9276*"/>
    </style:style>
    <style:style style:name="Tabelle1.C" style:family="table-column">
      <style:table-column-properties style:column-width="3.069cm" style:rel-column-width="11570*"/>
    </style:style>
    <style:style style:name="Tabelle1.D" style:family="table-column">
      <style:table-column-properties style:column-width="10.054cm" style:rel-column-width="37907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A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2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658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paragraph-properties fo:text-align="start" style:justify-single-word="false" style:snap-to-layout-grid="false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MT" fo:font-size="12pt" style:font-name-asian="ArialMT" style:font-size-asian="12pt" style:font-name-complex="ArialMT" style:font-size-complex="12pt"/>
    </style:style>
    <style:style style:name="P15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7" style:family="paragraph" style:parent-style-name="Standard">
      <style:paragraph-properties fo:margin-left="3.44cm" fo:margin-right="0cm" fo:text-align="justify" style:justify-single-word="false" fo:text-indent="-3.466cm" style:auto-text-indent="false">
        <style:tab-stops/>
      </style:paragraph-properties>
    </style:style>
    <style:style style:name="P18" style:family="paragraph" style:parent-style-name="Standard">
      <style:paragraph-properties fo:margin-left="-0.026cm" fo:margin-right="0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 style:list-style-name="L1">
      <style:paragraph-properties fo:text-align="justify" style:justify-single-word="false">
        <style:tab-stops>
          <style:tab-stop style:position="4.738cm"/>
          <style:tab-stop style:position="5.052cm"/>
        </style:tab-stops>
      </style:paragraph-properties>
    </style:style>
    <style:style style:name="P20" style:family="paragraph" style:parent-style-name="Standard" style:list-style-name="L1">
      <style:paragraph-properties fo:text-align="justify" style:justify-single-word="false">
        <style:tab-stops>
          <style:tab-stop style:position="4.738cm"/>
        </style:tab-stops>
      </style:paragraph-properties>
    </style:style>
    <style:style style:name="P21" style:family="paragraph" style:parent-style-name="Standard" style:master-page-name="First_20_Page">
      <style:paragraph-properties style:page-number="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Testspezifikation-Auditing-System<text:reference-mark-end text:name="Titel"/> 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5"><text:span text:style-name="T3">Datum</text:span><text:tab/><text:modification-date style:data-style-name="N36">27.05.2010</text:modification-date></text:p>
      <text:p text:style-name="P15"><text:span text:style-name="T3">Quelle</text:span><text:tab/>Dokumente → 04_Test → 04.01_Testspezifikation</text:p>
      <text:p text:style-name="P15"><text:span text:style-name="T3">Autoren</text:span><text:tab/>Icken, Jan-Christopher</text:p>
      <text:p text:style-name="P15"><text:span text:style-name="T3">Version</text:span><text:tab/><text:reference-mark-start text:name="Version"/><text:span text:style-name="Version_20_Char">0.1</text:span><text:reference-mark-end text:name="Version"/></text:p>
      <text:p text:style-name="P15"><text:span text:style-name="T3">Status</text:span><text:tab/>In Bearbeitung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restart-numbering="true" text:start-value="-1"><text:s/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6">Bemerkung</text:p>
          </table:table-cell>
        </table:table-row>
        <table:table-row table:style-name="Tabelle1.1">
          <table:table-cell table:style-name="Tabelle1.A2" office:value-type="float" office:value="0">
            <text:p text:style-name="P8">0.1</text:p>
          </table:table-cell>
          <table:table-cell table:style-name="Tabelle1.A2" office:value-type="float" office:value="0">
            <text:p text:style-name="P13">26.05.2010</text:p>
          </table:table-cell>
          <table:table-cell table:style-name="Tabelle1.A2" office:value-type="float" office:value="0">
            <text:p text:style-name="P8">Icken, Jan-Christopher</text:p>
          </table:table-cell>
          <table:table-cell table:style-name="Tabelle1.D2" office:value-type="float" office:value="0">
            <text:p text:style-name="P8">Initialisierung der Testspezifikation</text:p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</table:table>
      <text:p text:style-name="Standard"/>
      <text:p text:style-name="P9"/>
      <text:h text:style-name="Heading_20_1" text:outline-level="1"><text:s/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4">1 <text:s/>Historie<text:tab/>2</text:p>
          <text:p text:style-name="P24">2 <text:s/>Inhaltsverzeichnis<text:tab/>3</text:p>
          <text:p text:style-name="P24">3 <text:s/>Identifikation des Testobjekts<text:tab/>5</text:p>
          <text:p text:style-name="P24">4 <text:s/>Testziele<text:tab/>6</text:p>
          <text:p text:style-name="P24">5 <text:s/>Testfall 1 „AS_LZ_Meldungen“<text:tab/>7</text:p>
          <text:p text:style-name="P25">5.1 <text:s/>Identifikation des Testobjektes<text:tab/>7</text:p>
          <text:p text:style-name="P25">5.2 <text:s/>Test-Identifikation<text:tab/>7</text:p>
          <text:p text:style-name="P25">5.3 <text:s/>Testfallbeschreibung<text:tab/>7</text:p>
          <text:p text:style-name="P25">5.4 <text:s/>Testskript <text:tab/>7</text:p>
          <text:p text:style-name="P25">5.5 <text:s/>Testreferenz<text:tab/>7</text:p>
          <text:p text:style-name="P25">5.6 <text:s/>Test-Protokoll<text:tab/>7</text:p>
          <text:p text:style-name="P24">6 <text:s/>Testfall 2 „AS_BV_Meldungen“<text:tab/>8</text:p>
          <text:p text:style-name="P25">6.1 <text:s/>Identifikation des Testobjektes<text:tab/>8</text:p>
          <text:p text:style-name="P25">6.2 <text:s/>Test-Identifikation<text:tab/>8</text:p>
          <text:p text:style-name="P25">6.3 <text:s/>Testfallbeschreibung<text:tab/>8</text:p>
          <text:p text:style-name="P25">6.4 <text:s/>Testskript <text:tab/>8</text:p>
          <text:p text:style-name="P25">6.5 <text:s/>Testreferenz<text:tab/>8</text:p>
          <text:p text:style-name="P25">6.6 <text:s/>Test-Protokoll<text:tab/>8</text:p>
          <text:p text:style-name="P24">7 <text:s/>Testfall 3 „AS_EV_Meldungen“<text:tab/>9</text:p>
          <text:p text:style-name="P25">7.1 <text:s/>Identifikation des Testobjektes<text:tab/>9</text:p>
          <text:p text:style-name="P25">7.2 <text:s/>Test-Identifikation<text:tab/>9</text:p>
          <text:p text:style-name="P25">7.3 <text:s/>Testfallbeschreibung<text:tab/>9</text:p>
          <text:p text:style-name="P25">7.4 <text:s/>Testskript <text:tab/>9</text:p>
          <text:p text:style-name="P25">7.5 <text:s/>Testreferenz<text:tab/>9</text:p>
          <text:p text:style-name="P25">7.6 <text:s/>Test-Protokoll<text:tab/>9</text:p>
          <text:p text:style-name="P24">8 <text:s/>Testfall 4 „AS_ReportAllMsg_Funktion“<text:tab/>10</text:p>
          <text:p text:style-name="P25">8.1 <text:s/>Test-Identifikation<text:tab/>10</text:p>
          <text:p text:style-name="P25">8.2 <text:s/>Testfallbeschreibung<text:tab/>10</text:p>
          <text:p text:style-name="P25">8.3 <text:s/>Testskript <text:tab/>10</text:p>
          <text:p text:style-name="P25"><text:soft-page-break/>8.4 <text:s/>Testreferenz<text:tab/>10</text:p>
          <text:p text:style-name="P25">8.5 <text:s/>Test-Protokoll<text:tab/>10</text:p>
          <text:p text:style-name="P24">9 <text:s/>Auswertung<text:tab/>11</text:p>
        </text:index-body>
      </text:table-of-content>
      <text:p text:style-name="P10"/>
      <text:h text:style-name="Heading_20_1" text:outline-level="1"><text:s/>Identifikation des Testobjekts</text:h>
      <text:p text:style-name="P11">Es wird der Programmcode zum Softwaremodul „RS232Treiber“ getestet:</text:p>
      <text:list xml:id="list30285286" text:style-name="L1">
        <text:list-item>
          <text:p text:style-name="P19">AuditingSystem.c<text:tab/>(Version X, <text:span text:style-name="T4">Repository</text:span>-Nr. 195)</text:p>
        </text:list-item>
        <text:list-item>
          <text:p text:style-name="P20">AuditingSystem.h<text:tab/>(Version X, <text:span text:style-name="T4">Repository</text:span>-Nr. 195)</text:p>
        </text:list-item>
        <text:list-item>
          <text:p text:style-name="P19">AuditingSystemReportAllMsg.h (Version X, <text:span text:style-name="T4">Repository</text:span>-Nr. 195)</text:p>
        </text:list-item>
        <text:list-item>
          <text:p text:style-name="P19">AuditingSystemSendMsg.h (Version X, <text:span text:style-name="T4">Repository</text:span>-Nr. 195)</text:p>
        </text:list-item>
      </text:list>
      <text:p text:style-name="P14"/>
      <text:p text:style-name="P11"/>
      <text:p text:style-name="P11"/>
      <text:h text:style-name="P22" text:outline-level="1"><text:s/>Testziele</text:h>
      <text:p text:style-name="Standard">Der Test des Software-Moduls „Auditing-System“ soll sicherstellen, das dieses Modul die Auditing-Meldungen der anderen Module entgegennimmt und diese in der Terminal-Software des angeschlossenen PCs im Klartext anzeigt. Dies dient dazu, während der Ausführung des Systems einen Hinweis auf den aktuellen Ausführungsstand zu erhalten.</text:p>
      <text:h text:style-name="Heading_20_1" text:outline-level="1"><text:s/>Testfall 1 „AS_LZ_Meldungen“</text:h>
      <text:h text:style-name="Heading_20_2" text:outline-level="2"><text:s/>Identifikation des Testobjektes</text:h>
      <text:p text:style-name="P11">siehe Kapitel 3</text:p>
      <text:h text:style-name="P23" text:outline-level="2"><text:s/>Test-Identifikation</text:h>
      <text:p text:style-name="P17">Testname:<text:tab/>Test_AS_LZ_Meldungen</text:p>
      <text:p text:style-name="P18">Verzeichnisse</text:p>
      <text:p text:style-name="P17">Testskripts:<text:tab/>Google Code → Dokumente → 04_Tests → 04.02_Testskript → 04.02.00_Auditing_System → AS_LZ_Meldungen</text:p>
      <text:p text:style-name="P17">Testprotokolle:<text:tab/>Google Code → Dokumente → 04_Tests → 04.03_Testprotokolle → 04.03.00_Auditing_System → <text:s/>Protokoll_Test_AS</text:p>
      <text:h text:style-name="Heading_20_2" text:outline-level="2"><text:s/>Testfallbeschreibung</text:h>
      <text:p text:style-name="Standard">Mit diesem Testfall wird überprüft, ob alle Meldungen die von der Leitzentrale an das Auditing-System geschickt werden korrekt im Terminal-Programm des angeschlossenen PCs dargestellt werden.</text:p>
      <text:p text:style-name="Standard">Um dies zu testen, werden alle Meldungen die von der Leitzentrale an das Auditing-System über die Funktion sendMsg() geschickt und die Ausgabe des Terminal-Programms überprüft.</text:p>
      <text:p text:style-name="Standard">Auditing-Meldungen siehe: <text:tab/>Google Code → Dokumente → 03_Implementierung → <text:tab/>Auditing_Meldungen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1_LZ_Meldunge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1"/>
      <text:h text:style-name="P22" text:outline-level="1"><text:s/>Testfall 2 „AS_BV_Meldungen“</text:h>
      <text:h text:style-name="Heading_20_2" text:outline-level="2"><text:s/>Identifikation des Testobjektes</text:h>
      <text:p text:style-name="P11">siehe Kapitel 3</text:p>
      <text:h text:style-name="P23" text:outline-level="2"><text:s/>Test-Identifikation</text:h>
      <text:p text:style-name="P17">Testname:<text:tab/>Test_AS_BV_Meldungen</text:p>
      <text:p text:style-name="P18">Verzeichnisse</text:p>
      <text:p text:style-name="P17">Testskripts:<text:tab/>Google Code → Dokumente → 04_Tests → 04.02_Testskript → 04.02.00_Auditing_System → AS_BV_Meldungen</text:p>
      <text:p text:style-name="P17">Testprotokolle:<text:tab/>Google Code → Dokumente → 04_Tests → 04.03_Testprotokolle → 04.03.00_Auditing_System → <text:s/>Protokoll_Test_AS</text:p>
      <text:h text:style-name="Heading_20_2" text:outline-level="2"><text:s/>Testfallbeschreibung</text:h>
      <text:p text:style-name="Standard">Mit diesem Testfall wird überprüft, ob alle Meldungen die von der Befehlsvalidierung an das Auditing-System geschickt werden korrekt im Terminal-Programm des angeschlossenen PCs dargestellt werden.</text:p>
      <text:p text:style-name="Standard">Um dies zu testen, werden alle Meldungen die von der Befehlsvalidierung an das Auditing-System über die Funktion sendMsg() geschickt und die Ausgabe des Terminal-Programms überprüft.</text:p>
      <text:p text:style-name="Standard">Auditing-Meldungen siehe: <text:tab/>Google Code → Dokumente → 03_Implementierung → <text:tab/>Auditing_Meldungen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2_BV_Meldunge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7"/>
      <text:h text:style-name="Heading_20_1" text:outline-level="1"><text:s/>Testfall 3 „AS_EV_Meldungen“</text:h>
      <text:h text:style-name="Heading_20_2" text:outline-level="2"><text:s/>Identifikation des Testobjektes</text:h>
      <text:p text:style-name="P11">siehe Kapitel 3</text:p>
      <text:h text:style-name="P23" text:outline-level="2"><text:s/>Test-Identifikation</text:h>
      <text:p text:style-name="P17">Testname:<text:tab/>Test_AS_EV_Meldungen</text:p>
      <text:p text:style-name="P18">Verzeichnisse</text:p>
      <text:p text:style-name="P17">Testskripts:<text:tab/>Google Code → Dokumente → 04_Tests → 04.02_Testskript → 04.02.00_Auditing_System → AS_EV_Meldungen</text:p>
      <text:p text:style-name="P17">Testprotokolle:<text:tab/>Google Code → Dokumente → 04_Tests → 04.03_Testprotokolle → 04.03.00_Auditing_System → <text:s/>Protokoll_Test_AS</text:p>
      <text:h text:style-name="Heading_20_2" text:outline-level="2"><text:s/>Testfallbeschreibung</text:h>
      <text:p text:style-name="Standard">Mit diesem Testfall wird überprüft, ob alle Meldungen die von der Ergebnisvalidierung an das Auditing-System geschickt werden korrekt im Terminal-Programm des angeschlossenen PCs dargestellt werden.</text:p>
      <text:p text:style-name="Standard">Um dies zu testen, werden alle Meldungen die von der Ergebnisvalidierung an das Auditing-System über die Funktion sendMsg() geschickt und die Ausgabe des Terminal-Programms überprüft.</text:p>
      <text:p text:style-name="Standard">Auditing-Meldungen siehe: <text:tab/>Google Code → Dokumente → 03_Implementierung → <text:tab/>Auditing_Meldungen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3_EV_Meldunge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7"/>
      <text:p text:style-name="P11"/>
      <text:h text:style-name="Heading_20_1" text:outline-level="1"><text:s/>Testfall 4 „AS_ReportAllMsg_Funktion“</text:h>
      <text:p text:style-name="Standard">Identifikation des Testobjektes</text:p>
      <text:p text:style-name="P11">siehe Kapitel 3</text:p>
      <text:h text:style-name="P23" text:outline-level="2"><text:s/>Test-Identifikation</text:h>
      <text:p text:style-name="P17">Testname:<text:tab/>Test_ReportAllMsg_Funktion</text:p>
      <text:p text:style-name="P18">Verzeichnisse</text:p>
      <text:p text:style-name="P17">Testskripts:<text:tab/>Google Code → Dokumente → 04_Tests → 04.02_Testskript → 04.02.00_Auditing_System → AS_ReportAllMsg_Funktion</text:p>
      <text:p text:style-name="P17">Testprotokolle:<text:tab/>Google Code → Dokumente → 04_Tests → 04.03_Testprotokolle → 04.03.00_Auditing_System → <text:s/>Protokoll_Test_ReportAllMsg_Funktion</text:p>
      <text:h text:style-name="Heading_20_2" text:outline-level="2"><text:s/>Testfallbeschreibung</text:h>
      <text:p text:style-name="Standard">Mit diesem Testfall soll überprüft werden ob im Falle eines aufrufen des Moduls Not-Aus-Treiber ein Versand der noch im Speicher des Auditing-Systems enthaltenen Auditing-Meldungen korrekt erfolgt.</text:p>
      <text:p text:style-name="Standard">Auditing-Meldungen siehe: <text:tab/>Google Code → Dokumente → 03_Implementierung → <text:tab/>Auditing_Meldungen</text:p>
      <text:p text:style-name="Standard">Es werden entsprechend dem Wert der Konstante MAX_MELDUNGEN in AuditingSystem.h Meldungen an das AuditingSystem verschickt.</text:p>
      <text:p text:style-name="Standard">Nach einem Abschicken aller Meldungen erfolgt ein Aufruf der ReportAllMsg-Funktion und es wird überprüft ob alle an das Auditing-System geschickten Meldungen im Terminal-Programm ausgegeben werden. Diese Überprüfung erfolgt mit Hilfe einer Checkliste.</text:p>
      <text:h text:style-name="P23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4_AS_ReportAllMsg_Funktion'</text:p>
      <text:h text:style-name="P23" text:outline-level="2"><text:s/>Testreferenz</text:h>
      <text:h text:style-name="P23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7">04.03.00_Auditing_System' abgelegt.</text:p>
      <text:p text:style-name="P11"/>
      <text:h text:style-name="Heading_20_1" text:outline-level="1"><text:s/>Auswertung</text:h>
      <text:p text:style-name="P12">wird nach Testdurchführung erstel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left="1.249cm" fo:margin-right="0cm" fo:margin-top="0cm" fo:margin-bottom="0.423cm" fo:text-indent="-1.249cm" style:auto-text-indent="false" style:page-number="auto" fo:break-before="page" fo:background-color="transparent" style:shadow="none" fo:keep-with-next="always">
        <style:tab-stops>
          <style:tab-stop style:position="6.05cm"/>
          <style:tab-stop style:position="8.601cm"/>
          <style:tab-stop style:position="12.102cm"/>
        </style:tab-stops>
        <style:background-image/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 style:vertical-align="baseline"/>
      <style:text-properties style:letter-kerning="true" fo:hyphenate="false" fo:hyphenation-remain-char-count="2" fo:hyphenation-push-char-count="2"/>
    </style:style>
    <style:style style:name="Table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spezifikation-Auditing-System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 Auswertung</text:chapter></text:p>
              </table:table-cell>
            </table:table-row>
          </table:table-header-rows>
        </table:table>
        <text:p text:style-name="MP4"><draw:frame draw:style-name="Mfr1" draw:name="Rahmen9" text:anchor-type="char" svg:x="0cm" svg:y="4.501cm" svg:width="17.701cm" svg:height="0.4cm" draw:z-index="0"><draw:text-box><text:p text:style-name="MP5"><text:s/></text:p><text:p text:style-name="MP5"/><text:p text:style-name="MP5"/></draw:text-box></draw:frame></text:p>
      </style:header>
      <style:footer>
        <text:p text:style-name="Footer"><draw:frame draw:style-name="Mfr1" draw:name="Rahmen8" text:anchor-type="char" svg:x="0cm" svg:y="27.303cm" svg:width="17.701cm" svg:height="0.4cm" draw:z-index="17"><draw:text-box><text:p text:style-name="MP6"/></draw:text-box></draw:frame><text:tab/>Version <text:span text:style-name="MT1"><text:reference-ref text:reference-format="text" text:ref-name="Version">0.1</text:reference-ref></text:span> vom <text:modification-date style:data-style-name="N36">27.05.2010</text:modification-date><text:tab/>Seite <text:page-number text:select-page="current">11</text:page-number>/<text:page-count style:num-format="1"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span text:style-name="MT1"><text:reference-ref text:reference-format="text" text:ref-name="Titel">Testspezifikation-Auditing-System</text:reference-ref></text:span><draw:frame draw:style-name="Mfr1" draw:name="Rahmen11" text:anchor-type="char" svg:x="0cm" svg:y="4.501cm" svg:width="17.701cm" svg:height="0.4cm" draw:z-index="20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10" text:anchor-type="char" svg:x="0cm" svg:y="27.303cm" svg:width="17.701cm" svg:height="0.4cm" draw:z-index="21"><draw:text-box><text:p text:style-name="MP6"/></draw:text-box></draw:frame><text:tab/>Version <text:span text:style-name="MT1"><text:reference-ref text:reference-format="text" text:ref-name="Version">0.1</text:reference-ref></text:span> vom <text:modification-date style:data-style-name="N36">27.05.2010</text:modification-date><text:tab/>Seite 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Modul-Design</dc:title>
    <dc:subject>Sichere Eisenbahnsteuerung</dc:subject>
    <meta:initial-creator>Norman Nieß</meta:initial-creator>
    <meta:creation-date>2010-04-21T17:30:24.76</meta:creation-date>
    <meta:editing-cycles>75</meta:editing-cycles>
    <meta:editing-duration>PT10H45M45S</meta:editing-duration>
    <dc:date>2010-05-27T10:20:28.05</dc:date>
    <meta:document-statistic meta:table-count="2" meta:image-count="0" meta:object-count="0" meta:page-count="11" meta:paragraph-count="150" meta:word-count="890" meta:character-count="7327"/>
    <meta:user-defined meta:name="Info 1"/>
    <meta:user-defined meta:name="Info 2"/>
    <meta:user-defined meta:name="Info 3"/>
    <meta:user-defined meta:name="Info 4"/>
  </office:meta>
</office:document-meta>
</file>